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ae36a" officeooo:paragraph-rsid="001ae36a"/>
    </style:style>
    <style:style style:name="P2" style:family="paragraph" style:parent-style-name="Text_20_body">
      <style:text-properties officeooo:rsid="001ae36a" officeooo:paragraph-rsid="001ae36a"/>
    </style:style>
    <style:style style:name="P3" style:family="paragraph" style:parent-style-name="Text_20_body">
      <style:text-properties officeooo:rsid="001cde0a" officeooo:paragraph-rsid="001cde0a"/>
    </style:style>
    <style:style style:name="P4" style:family="paragraph" style:parent-style-name="Text_20_body" style:list-style-name="L1">
      <style:text-properties officeooo:paragraph-rsid="001cde0a"/>
    </style:style>
    <style:style style:name="P5" style:family="paragraph" style:parent-style-name="Text_20_body">
      <style:text-properties officeooo:rsid="002044b5" officeooo:paragraph-rsid="002044b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cde0a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ITHERING</text:h>
      <text:p text:style-name="P2">Il dithering è un segnale di rumore che viene introdotto di proposito al fine di ridurre gli effetti negativi dell'errore di quantizzazione.</text:p>
      <text:p text:style-name="P2">color banding come ampie zone uniformi che in origine rappresentavano sfumature, causa diminuzione di livelli di quant<text:span text:style-name="T2">izzazione</text:span></text:p>
      <text:p text:style-name="P3"><text:span text:style-name="T2">Dithering </text:span></text:p>
      <text:list xml:id="list3782980197" text:style-name="L1">
        <text:list-item>
          <text:p text:style-name="P4"><text:span text:style-name="T3">Randomico, </text:span></text:p>
        </text:list-item>
        <text:list-item>
          <text:p text:style-name="P4"><text:span text:style-name="T3">ordered dithering, </text:span></text:p>
        </text:list-item>
        <text:list-item>
          <text:p text:style-name="P4"><text:span text:style-name="T3">error diffusion</text:span></text:p>
        </text:list-item>
      </text:list>
      <text:p text:style-name="P5"><text:span text:style-name="T3">H</text:span><text:span text:style-name="T2">alftoning è una specie di dithering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20T08:26:30.033445491</dc:date>
    <meta:editing-duration>PT18H48M25S</meta:editing-duration>
    <meta:editing-cycles>1</meta:editing-cycles>
    <meta:document-statistic meta:table-count="0" meta:image-count="0" meta:object-count="0" meta:page-count="1" meta:paragraph-count="8" meta:word-count="55" meta:character-count="370" meta:non-whitespace-character-count="323"/>
    <meta:generator>LibreOffice/6.4.6.2$Linux_X86_64 LibreOffice_project/40$Build-2</meta:generator>
  </office:meta>
</office:document-meta>
</file>